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408" officeooo:paragraph-rsid="0003a408"/>
    </style:style>
    <style:style style:name="P2" style:family="paragraph" style:parent-style-name="Standard">
      <style:text-properties officeooo:rsid="00044435" officeooo:paragraph-rsid="00044435"/>
    </style:style>
    <style:style style:name="P3" style:family="paragraph" style:parent-style-name="Standard">
      <style:text-properties officeooo:rsid="00044435" officeooo:paragraph-rsid="000734b9"/>
    </style:style>
    <style:style style:name="P4" style:family="paragraph" style:parent-style-name="Standard">
      <style:text-properties officeooo:rsid="000734b9" officeooo:paragraph-rsid="000734b9"/>
    </style:style>
    <style:style style:name="P5" style:family="paragraph" style:parent-style-name="Standard">
      <style:text-properties fo:font-weight="bold" officeooo:rsid="0003a408" officeooo:paragraph-rsid="0003a408" style:font-weight-asian="bold" style:font-weight-complex="bold"/>
    </style:style>
    <style:style style:name="T1" style:family="text">
      <style:text-properties officeooo:rsid="00044435"/>
    </style:style>
    <style:style style:name="T2" style:family="text">
      <style:text-properties officeooo:rsid="0005c819"/>
    </style:style>
    <style:style style:name="T3" style:family="text">
      <style:text-properties officeooo:rsid="000734b9"/>
    </style:style>
    <style:style style:name="T4" style:family="text">
      <style:text-properties officeooo:rsid="000a2c4a"/>
    </style:style>
    <style:style style:name="T5" style:family="text">
      <style:text-properties officeooo:rsid="000af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Functional Dependencies:</text:p>
      <text:p text:style-name="P1"/>
      <text:p text:style-name="P1">{<text:span text:style-name="T1">Stadium_id</text:span>} → { <text:span text:style-name="T1">Stadium_Name, Location, Area, Pitch_Type </text:span>}</text:p>
      <text:p text:style-name="P1"/>
      <text:p text:style-name="P1">{<text:span text:style-name="T1">Umpire_id</text:span>} → {<text:span text:style-name="T1">Umpire_Name, Location_of_origin, Experience</text:span>}</text:p>
      <text:p text:style-name="P1"/>
      <text:p text:style-name="P2">{Team_Name} → {Team_Location, Team_Coach, Team_Captain, <text:span text:style-name="T4">Composition</text:span>}</text:p>
      <text:p text:style-name="P2"/>
      <text:p text:style-name="P2">{Match_id} → {Team<text:span text:style-name="T4">s</text:span>, <text:span text:style-name="T4">Schedule</text:span> , Stadium_id, Toss,Umpire<text:span text:style-name="T4">s</text:span>,<text:span text:style-name="T2">Status</text:span>}</text:p>
      <text:p text:style-name="P2"/>
      <text:p text:style-name="P2">{Stadium_id,<text:span text:style-name="T5">Schedule</text:span>} → {Match_id}</text:p>
      <text:p text:style-name="P2"/>
      <text:p text:style-name="P2">{<text:span text:style-name="T3">Player_id</text:span>} → {<text:span text:style-name="T3">Name ,Position, Team_Name,Country_of_Origin, Debut_Date, <text:tab/><text:tab/><text:tab/> <text:s text:c="4"/><text:tab/> <text:s text:c="14"/>No_of_Dismissals</text:span>}</text:p>
      <text:p text:style-name="P2"/>
      <text:p text:style-name="P3">{<text:span text:style-name="T3">Player_id</text:span>} → {<text:span text:style-name="T3">D.O.B, Age, Height, Weight</text:span>}</text:p>
      <text:p text:style-name="P2"/>
      <text:p text:style-name="P3">{<text:span text:style-name="T3">Player_id</text:span>} → { <text:span text:style-name="T3">No_of_Matches, Avg, total_runs, balls_faced, SR, 100s, 50s , 4s, 6s</text:span>}</text:p>
      <text:p text:style-name="P2"/>
      <text:p text:style-name="P4">{Player_id} → {No_of_Matches, Avg, Balls_bowled, runs_conceded, wickets, economy, styl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2:30:39.626659675</meta:creation-date>
    <dc:date>2019-10-31T23:45:38.344984077</dc:date>
    <meta:editing-duration>PT32M13S</meta:editing-duration>
    <meta:editing-cycles>4</meta:editing-cycles>
    <meta:generator>LibreOffice/6.2.7.1$Linux_X86_64 LibreOffice_project/20$Build-1</meta:generator>
    <meta:document-statistic meta:table-count="0" meta:image-count="0" meta:object-count="0" meta:page-count="1" meta:paragraph-count="10" meta:word-count="67" meta:character-count="639" meta:non-whitespace-character-count="558"/>
  </office:meta>
</office:document-meta>
</file>